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Inheritance and Encapsulation</text:p>
          </table:table-cell>
          <table:table-cell table:style-name="ce6" office:value-type="string" calcext:value-type="string">
            <text:p>7. UML</text:p>
          </table:table-cell>
          <table:table-cell table:style-name="ce11" office:value-type="string" calcext:value-type="string" table:number-columns-spanned="1" table:number-rows-spanned="2">
            <text:p>Accenture day</text:p>
            <text:p>(or extra activity)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covered-table-cell table:style-name="ce12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 and building tools</text:p>
          </table:table-cell>
          <table:table-cell table:style-name="ce6" office:value-type="string" calcext:value-type="string">
            <text:p>4. Object Oriented Programming</text:p>
          </table:table-cell>
          <table:table-cell table:style-name="ce6" office:value-type="string" calcext:value-type="string">
            <text:p>6. Abstract classes and Interfaces</text:p>
          </table:table-cell>
          <table:table-cell table:style-name="ce6" office:value-type="string" calcext:value-type="string">
            <text:p>8. Exceptions</text:p>
          </table:table-cell>
          <table:table-cell table:style-name="ce11" office:value-type="string" calcext:value-type="string">
            <text:p>Accenture day</text:p>
            <text:p>(or extra activity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1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9. Collections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GUI Frameworks</text:p>
          </table:table-cell>
          <table:table-cell table:style-name="ce11" office:value-type="string" calcext:value-type="string" table:number-columns-spanned="1" table:number-rows-spanned="2">
            <text:p>Accenture day</text:p>
            <text:p>(or extra activity)</text:p>
          </table:table-cell>
        </table:table-row>
        <table:table-row table:style-name="ro3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4. Knowledge Check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covered-table-cell table:style-name="Default"/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0. Input, Output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JUnit</text:p>
          </table:table-cell>
          <table:table-cell table:style-name="ce6" office:value-type="string" calcext:value-type="string">
            <text:p>16. Web Frameworks</text:p>
          </table:table-cell>
          <table:table-cell table:style-name="ce11" office:value-type="string" calcext:value-type="string">
            <text:p>Accenture day</text:p>
            <text:p>(or extra activity)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6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Project Management and ADM</text:p>
          </table:table-cell>
          <table:table-cell table:number-columns-repeated="4" table:style-name="ce10" office:value-type="string" calcext:value-type="string">
            <text:p>Team Project</text:p>
          </table:table-cell>
        </table:table-row>
        <table:table-row table:style-name="ro5">
          <table:table-cell/>
          <table:table-cell table:style-name="ce3" office:value-type="string" calcext:value-type="string">
            <text:p>12:40 – 13:00</text:p>
          </table:table-cell>
          <table:table-cell table:style-name="ce9" office:value-type="string" calcext:value-type="string">
            <text:p>8. Knowledge Check</text:p>
          </table:table-cell>
          <table:table-cell table:style-name="ce10" table:number-columns-repeated="4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3:0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00 – 13:00</text:p>
          </table:table-cell>
          <table:table-cell table:style-name="ce10" table:number-columns-repeated="4"/>
          <table:table-cell table:style-name="ce9" office:value-type="string" calcext:value-type="string">
            <text:p>Final KC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7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10" office:value-type="string" calcext:value-type="string">
            <text:p>Project presentations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9" office:value-type="string" calcext:value-type="string">
            <text:p>Course rating</text:p>
          </table:table-cell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6" office:value-type="string" calcext:value-type="string">
            <text:p>Environment cleanup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.00.0000</text:date>, <text:time style:data-style-name="N2" text:time-value="19:28:36.921330461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7-07-30T19:30:17.589872905</dc:date>
    <dc:creator>Valdis Vītoliņš</dc:creator>
    <meta:editing-duration>PT2H52M53S</meta:editing-duration>
    <meta:editing-cycles>34</meta:editing-cycles>
    <meta:generator>LibreOffice/5.1.6.2$Linux_X86_64 LibreOffice_project/10m0$Build-2</meta:generator>
    <meta:document-statistic meta:table-count="1" meta:cell-count="111" meta:object-count="0"/>
  </office:meta>
</office:document-meta>
</file>